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Times new roman" fo:font-weight="bold" style:font-weight-asian="bold" style:font-weight-complex="bold"/>
    </style:style>
    <style:style style:name="P8" style:family="paragraph" style:parent-style-name="Standard" style:list-style-name="L2">
      <style:text-properties style:font-name="Times new roma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MIER Aurélien 10908892</text:p>
      <text:p text:style-name="P1"/>
      <text:p text:style-name="P2">TP2 : Calibrage de caméra </text:p>
      <text:p text:style-name="P1"/>
      <text:p text:style-name="P1"/>
      <text:list xml:id="list14159764661" text:style-name="L1">
        <text:list-item>
          <text:p text:style-name="P7">Que représente chaque valeur de la matrice de projection ? Quelle est l'unité de chacune des valeurs ?</text:p>
        </text:list-item>
      </text:list>
      <text:p text:style-name="P1"/>
      <text:p text:style-name="P1"><text:tab/>La matrice de projection est de la forme :</text:p>
      <text:p text:style-name="P1"/>
      <text:p text:style-name="P1"><draw:frame draw:style-name="fr1" draw:name="Objet1" text:anchor-type="as-char" svg:y="-1.03cm" svg:width="2.471cm" svg:height="1.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avec :</text:p>
      <text:list xml:id="list1904400452" text:style-name="L2">
        <text:list-item>
          <text:p text:style-name="P8"><draw:frame draw:style-name="fr1" draw:name="Objet2" text:anchor-type="as-char" svg:y="-0.215cm" svg:width="0.614cm" svg:height="0.37cm" draw:z-index="1"><draw:object xlink:href="./Object 2" xlink:type="simple" xlink:show="embed" xlink:actuate="onLoad"/><draw:image xlink:href="./ObjectReplacements/Object 2" xlink:type="simple" xlink:show="embed" xlink:actuate="onLoad"/></draw:frame>et <draw:frame draw:style-name="fr1" draw:name="Objet3" text:anchor-type="as-char" svg:y="-0.215cm" svg:width="0.617cm" svg:height="0.3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la distance focale, en nombre de pixels (une fois en direction horizon-</text:span></text:p>
        </text:list-item>
      </text:list>
      <text:p text:style-name="P4">tale, une fois verticalement).</text:p>
      <text:list xml:id="list582614833" text:continue-numbering="true" text:style-name="L2">
        <text:list-item>
          <text:p text:style-name="P8"><draw:frame draw:style-name="fr1" draw:name="Objet4" text:anchor-type="as-char" svg:y="-0.377cm" svg:width="0.55cm" svg:height="0.533cm" draw:z-index="3"><draw:object xlink:href="./Object 4" xlink:type="simple" xlink:show="embed" xlink:actuate="onLoad"/><draw:image xlink:href="./ObjectReplacements/Object 4" xlink:type="simple" xlink:show="embed" xlink:actuate="onLoad"/></draw:frame>et <draw:frame draw:style-name="fr1" draw:name="Objet5" text:anchor-type="as-char" svg:y="-0.377cm" svg:width="0.557cm" svg:height="0.533cm" draw:z-index="4"><draw:object xlink:href="./Object 5" xlink:type="simple" xlink:show="embed" xlink:actuate="onLoad"/><draw:image xlink:href="./ObjectReplacements/Object 5" xlink:type="simple" xlink:show="embed" xlink:actuate="onLoad"/></draw:frame>les coordonnées du point principal, exprimées dans le repère pixels.s.</text:p>
        </text:list-item>
      </text:list>
      <text:p text:style-name="P1"/>
      <text:list xml:id="list1034582339" text:continue-list="list14159764661" text:style-name="L1">
        <text:list-item>
          <text:p text:style-name="P6"><text:span text:style-name="T2">Ouvrez le fichier </text:span><text:span text:style-name="Emphasis"><text:span text:style-name="T2">'/Shared/TP_VTDVR/LIRIS-VISION/ModulesAndBricks/Calibration/src/chessboardcalibration.cpp'</text:span></text:span><text:span text:style-name="T2">. Etudiez la méthode </text:span><text:span text:style-name="Emphasis"><text:span text:style-name="T2">'ChessboardCalibration::findIntrinsicParameters()'</text:span></text:span><text:span text:style-name="T2">, et indiquez quelles sont les principales étapes du calibrage intrinsèque. </text:span></text:p>
        </text:list-item>
      </text:list>
      <text:p text:style-name="P1"/>
      <text:p text:style-name="P1">La fonction récupère l'image de la caméra.</text:p>
      <text:p text:style-name="P1">Elle cherche les cases de la mire et ensuite calcule les paramètres intrinsèques.</text:p>
      <text:p text:style-name="P1"/>
      <text:list xml:id="list656776005" text:continue-numbering="true" text:style-name="L1">
        <text:list-item>
          <text:p text:style-name="P7">Que représentent les paramètres extrinsèques ? Prenez un exemple réel et interprétez les valeurs, en précisant l'unité.</text:p>
        </text:list-item>
      </text:list>
      <text:p text:style-name="P3"/>
      <text:p text:style-name="P4"><text:span text:style-name="T3">L</text:span><text:span text:style-name="T3">es </text:span>paramètres extrinsèques sont la matrice de rotation <draw:frame draw:style-name="fr1" draw:name="Objet6" text:anchor-type="as-char" svg:y="-0.377cm" svg:width="0.496cm" svg:height="0.467cm" draw:z-index="5"><draw:object xlink:href="./Object 6" xlink:type="simple" xlink:show="embed" xlink:actuate="onLoad"/><draw:image xlink:href="./ObjectReplacements/Object 6" xlink:type="simple" xlink:show="embed" xlink:actuate="onLoad"/></draw:frame>et la position <draw:frame draw:style-name="fr1" draw:name="Objet7" text:anchor-type="as-char" svg:y="-0.377cm" svg:width="0.349cm" svg:height="0.467cm" draw:z-index="6"><draw:object xlink:href="./Object 7" xlink:type="simple" xlink:show="embed" xlink:actuate="onLoad"/><draw:image xlink:href="./ObjectReplacements/Object 7" xlink:type="simple" xlink:show="embed" xlink:actuate="onLoad"/></draw:frame>représentent la position et l’orientation de la caméra par rapport au « monde extérieur ».</text:p>
      <text:p text:style-name="P4"/>
      <text:p text:style-name="P4">On a <draw:frame draw:style-name="fr1" draw:name="Objet8" text:anchor-type="as-char" svg:y="-0.437cm" svg:width="3.101cm" svg:height="0.529cm" draw:z-index="7"><draw:object xlink:href="./Object 8" xlink:type="simple" xlink:show="embed" xlink:actuate="onLoad"/><draw:image xlink:href="./ObjectReplacements/Object 8" xlink:type="simple" xlink:show="embed" xlink:actuate="onLoad"/></draw:frame>et <draw:frame draw:style-name="fr1" draw:name="Objet9" text:anchor-type="as-char" svg:y="-0.386cm" svg:width="1.951cm" svg:height="0.506cm" draw:z-index="8"><draw:object xlink:href="./Object 9" xlink:type="simple" xlink:show="embed" xlink:actuate="onLoad"/><draw:image xlink:href="./ObjectReplacements/Object 9" xlink:type="simple" xlink:show="embed" xlink:actuate="onLoad"/></draw:frame>.</text:p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MIER AURELIEN</meta:initial-creator>
    <meta:creation-date>2015-01-12T09:35:19</meta:creation-date>
    <meta:generator>LibreOffice/3.5$Linux_X86_64 LibreOffice_project/350m1$Build-2</meta:generator>
    <dc:date>2015-01-21T09:14:34</dc:date>
    <meta:editing-duration>PT3H29M6S</meta:editing-duration>
    <meta:editing-cycles>14</meta:editing-cycles>
    <dc:creator>CHEMIER AURELIEN</dc:creator>
    <meta:document-statistic meta:table-count="0" meta:image-count="0" meta:object-count="9" meta:page-count="1" meta:paragraph-count="15" meta:word-count="155" meta:character-count="1063" meta:non-whitespace-character-count="915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 mathvariant="normal">α</mi>
                <mi>u</mi>
              </msub>
            </mtd>
            <mtd>
              <mn>0</mn>
            </mtd>
            <mtd>
              <msub>
                <mi>u</mi>
                <mn>0</mn>
              </msub>
            </mtd>
          </mtr>
          <mtr>
            <mtd>
              <mn>0</mn>
            </mtd>
            <mtd>
              <msub>
                <mi mathvariant="normal">α</mi>
                <mi>v</mi>
              </msub>
            </mtd>
            <mtd>
              <msub>
                <mi>v</mi>
                <mn>0</mn>
              </msub>
            </mtd>
          </mtr>
          <mtr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 ( matrix{%alpha_u # 0 # u_0 ## 0 # %alpha_v # v_0 ## 0 # 0 # 0 } right ) 

</annotation>
  </semantics>
</math>
</file>

<file path=Object 2/content.xml><?xml version="1.0" encoding="utf-8"?>
<math xmlns="http://www.w3.org/1998/Math/MathML" display="block">
  <semantics>
    <msub>
      <mi mathvariant="normal">α</mi>
      <mi>u</mi>
    </msub>
    <annotation encoding="StarMath 5.0">%alpha_u</annotation>
  </semantics>
</math>
</file>

<file path=Object 3/content.xml><?xml version="1.0" encoding="utf-8"?>
<math xmlns="http://www.w3.org/1998/Math/MathML" display="block">
  <semantics>
    <msub>
      <mi mathvariant="normal">α</mi>
      <mi>v</mi>
    </msub>
    <annotation encoding="StarMath 5.0">%alpha_v</annotation>
  </semantics>
</math>
</file>

<file path=Object 4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5/content.xml><?xml version="1.0" encoding="utf-8"?>
<math xmlns="http://www.w3.org/1998/Math/MathML" display="block">
  <semantics>
    <msub>
      <mi>v</mi>
      <mn>0</mn>
    </msub>
    <annotation encoding="StarMath 5.0">v_0
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t</mi>
    <annotation encoding="StarMath 5.0">t</annotation>
  </semantics>
</math>
</file>

<file path=Object 8/content.xml><?xml version="1.0" encoding="utf-8"?>
<math xmlns="http://www.w3.org/1998/Math/MathML" display="block">
  <semantics>
    <mrow>
      <mrow>
        <mi>R</mi>
        <mo stretchy="false">⋅</mo>
        <msup>
          <mi>R</mi>
          <mi>T</mi>
        </msup>
      </mrow>
      <mo stretchy="false">=</mo>
      <mi mathvariant="italic">Id</mi>
      <mo stretchy="false">=</mo>
      <mrow>
        <msup>
          <mi>R</mi>
          <mi>T</mi>
        </msup>
        <mo stretchy="false">⋅</mo>
        <mi>R</mi>
      </mrow>
    </mrow>
    <annotation encoding="StarMath 5.0">R cdot R^T = Id = R^T cdot R</annotation>
  </semantics>
</math>
</file>

<file path=Object 9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R</mi>
          </mrow>
          <mo fence="true" stretchy="false">)</mo>
        </mrow>
        <mo stretchy="false">=</mo>
        <mn>1</mn>
      </mrow>
    </mrow>
    <annotation encoding="StarMath 5.0">det( R ) = 1</annotation>
  </semantics>
</math>
</file>